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0" style:parent-style-name="Graphics">
      <style:graphic-properties draw:fill="none" draw:stroke="non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0" style:parent-style-name="Graphics">
      <style:graphic-properties draw:fill="none" draw:stroke="none"/>
    </style:style>
    <style:style style:family="graphic" style:name="a781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82" style:parent-style-name="Graphics">
      <style:graphic-properties draw:fill="none" draw:stroke="none"/>
    </style:style>
    <style:style style:family="graphic" style:name="a783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84" style:parent-style-name="Graphics">
      <style:graphic-properties draw:fill="none" draw:stroke="none"/>
    </style:style>
    <style:style style:family="graphic" style:name="a785" style:parent-style-name="Graphics">
      <style:graphic-properties draw:fill="none" draw:stroke="non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graphic" style:name="a787" style:parent-style-name="Graphics">
      <style:graphic-properties draw:fill="none" draw:stroke="non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8" style:parent-style-name="Graphics">
      <style:graphic-properties draw:fill="none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71" style:parent-style-name="Graphics">
      <style:graphic-properties draw:fill="none" draw:stroke="none"/>
    </style:style>
    <style:style style:family="graphic" style:name="a772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73" style:parent-style-name="Graphics">
      <style:graphic-properties draw:fill="none" draw:stroke="none"/>
    </style:style>
    <style:style style:family="graphic" style:name="a774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75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6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8" style:parent-style-name="Graphics">
      <style:graphic-properties draw:fill="none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28" draw:master-page-name="Master1-Layout1-title-Diapositive-de-titre" presentation:presentation-page-layout-name="Master1-PPL1" draw:id="Slide-256">
        <draw:frame draw:id="id69" presentation:style-name="a729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70" draw:style-name="a730" draw:name="Image 9" svg:x="0in" svg:y="0.42166in" svg:width="13.33333in" svg:height="6.66667in" style:rel-width="scale" style:rel-height="scale">
          <draw:image xlink:href="media/image1.png" xlink:type="simple" xlink:show="embed" xlink:actuate="onLoad"/>
          <svg:title/>
          <svg:desc>Une image contenant texte, diagramme, capture d’écran, carte

Description générée automatiquement</svg:desc>
        </draw:frame>
        <draw:custom-shape svg:x="3.51762in" svg:y="0.52667in" svg:width="0.26854in" svg:height="4.97333in" draw:id="id71" draw:style-name="a733" draw:name="Accolade ouvrante 5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56702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6.84136in" svg:y="0.52667in" svg:width="0.34694in" svg:height="3.61333in" draw:id="id72" draw:style-name="a736" draw:name="Accolade ouvrante 6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43465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9.54718in" svg:y="0.41167in" svg:width="0.34694in" svg:height="6.42833in" draw:id="id73" draw:style-name="a739" draw:name="Accolade ouvrante 7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48723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74" draw:style-name="a742" draw:name="ZoneTexte 10" svg:x="2.23961in" svg:y="3.15193in" svg:width="1.28738in" svg:height="0.40391in">
          <draw:text-box>
            <text:p text:style-name="a741" text:class-names="" text:cond-style-name=""><text:span text:style-name="a740" text:class-names="">Task_BEA</text:span></text:p>
          </draw:text-box>
          <svg:title/>
          <svg:desc/>
        </draw:frame>
        <draw:frame draw:id="id75" draw:style-name="a746" draw:name="ZoneTexte 11" svg:x="5.48629in" svg:y="1.88943in" svg:width="1.3122in" svg:height="0.40391in">
          <draw:text-box>
            <text:p text:style-name="a745" text:class-names="" text:cond-style-name=""><text:span text:style-name="a743" text:class-names="">Task_BAC</text:span><text:span text:style-name="a744" text:class-names=""/></text:p>
          </draw:text-box>
          <svg:title/>
          <svg:desc/>
        </draw:frame>
        <draw:frame draw:id="id76" draw:style-name="a749" draw:name="ZoneTexte 12" svg:x="8.45718in" svg:y="3.33609in" svg:width="1.0998in" svg:height="0.40391in">
          <draw:text-box>
            <text:p text:style-name="a748" text:class-names="" text:cond-style-name=""><text:span text:style-name="a747" text:class-names="">Task_30</text:span></text:p>
          </draw:text-box>
          <svg:title/>
          <svg:desc/>
        </draw:frame>
        <draw:frame draw:id="id77" draw:style-name="a752" draw:transform="translate(-0.22303in -0.25244in) rotate(-1.5708) translate(10.16216in 3.4489in)" draw:name="ZoneTexte 14" svg:width="0.44606in" svg:height="0.50488in">
          <draw:text-box>
            <text:p text:style-name="a751" text:class-names="" text:cond-style-name=""><text:span text:style-name="a750" text:class-names="">…</text:span></text:p>
          </draw:text-box>
          <svg:title/>
          <svg:desc/>
        </draw:frame>
        <draw:custom-shape svg:x="6.90865in" svg:y="4.2in" svg:width="0.29663in" svg:height="1.72778in" draw:id="id78" draw:style-name="a755" draw:name="Accolade ouvrante 6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43465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79" draw:style-name="a761" draw:name="ZoneTexte 11" svg:x="5.63711in" svg:y="4.7488in" svg:width="1.37234in" svg:height="0.40391in">
          <draw:text-box>
            <text:p text:style-name="a760" text:class-names="" text:cond-style-name=""><text:span text:style-name="a756" text:class-names="">Task</text:span><text:span text:style-name="a757" text:class-names="">_</text:span><text:span text:style-name="a758" text:class-names="">EUK</text:span><text:span text:style-name="a759" text:class-names=""/></text:p>
          </draw:text-box>
          <svg:title/>
          <svg:desc/>
        </draw:frame>
        <presentation:notes draw:style-name="a767">
          <draw:page-thumbnail draw:page-number="1" svg:x="0.75in" svg:y="1.25in" svg:width="6in" svg:height="3.375in" presentation:class="page" draw:id="id80" presentation:style-name="a762" draw:name="Espace réservé de l'image des diapositives 1">
            <svg:title/>
            <svg:desc/>
          </draw:page-thumbnail>
          <draw:frame draw:id="id81" presentation:style-name="a76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2" draw:style-name="a766" draw:name="Espace réservé du numéro de diapositive 3" svg:x="4.24826in" svg:y="9.49826in" svg:width="3.25in" svg:height="0.50174in">
            <draw:text-box>
              <text:p text:style-name="a765" text:class-names="" text:cond-style-name=""><text:span text:style-name="a7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68" draw:master-page-name="Master1-Layout2-obj-Titre-et-contenu" presentation:presentation-page-layout-name="Master1-PPL2" draw:id="Slide-257">
        <draw:frame draw:id="id83" draw:style-name="a769" draw:name="Image 4" svg:x="0.75in" svg:y="0.47in" svg:width="2.33962in" svg:height="0.87512in" style:rel-width="scale" style:rel-height="scale">
          <draw:image xlink:href="media/image2.png" xlink:type="simple" xlink:show="embed" xlink:actuate="onLoad"/>
          <svg:title/>
          <svg:desc/>
        </draw:frame>
        <draw:frame draw:id="id84" draw:style-name="a770" draw:name="Image 6" svg:x="3.42903in" svg:y="0.47in" svg:width="1.63565in" svg:height="1.4377in" style:rel-width="scale" style:rel-height="scale">
          <draw:image xlink:href="media/image3.png" xlink:type="simple" xlink:show="embed" xlink:actuate="onLoad"/>
          <svg:title/>
          <svg:desc/>
        </draw:frame>
        <draw:frame draw:id="id85" draw:style-name="a771" draw:name="Encre 8" svg:x="9.01407in" svg:y="1.47935in" svg:width="0.00039in" svg:height="0.00039in" style:rel-width="scale" style:rel-height="scale">
          <draw:image xlink:href="media/image4.png" xlink:type="simple" xlink:show="embed" xlink:actuate="onLoad"/>
          <svg:title/>
          <svg:desc/>
        </draw:frame>
        <draw:frame draw:id="id86" draw:style-name="a772" draw:name="Image 10" svg:x="7.03901in" svg:y="0.47in" svg:width="1.63565in" svg:height="3.04527in" style:rel-width="scale" style:rel-height="scale">
          <draw:image xlink:href="media/image5.png" xlink:type="simple" xlink:show="embed" xlink:actuate="onLoad"/>
          <svg:title/>
          <svg:desc/>
        </draw:frame>
        <draw:frame draw:id="id87" draw:style-name="a773" draw:name="Encre 12" svg:x="5.08966in" svg:y="0.58998in" svg:width="1.97402in" svg:height="1.0563in" style:rel-width="scale" style:rel-height="scale">
          <draw:image xlink:href="media/image6.png" xlink:type="simple" xlink:show="embed" xlink:actuate="onLoad"/>
          <svg:title/>
          <svg:desc/>
        </draw:frame>
        <draw:frame draw:id="id88" draw:style-name="a774" draw:name="Image 14" svg:x="9.26761in" svg:y="0.47in" svg:width="2.13551in" svg:height="1.38365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775" draw:name="Image 16" svg:x="9.26761in" svg:y="1.92095in" svg:width="2.83376in" svg:height="1.58052in" style:rel-width="scale" style:rel-height="scale">
          <draw:image xlink:href="media/image8.png" xlink:type="simple" xlink:show="embed" xlink:actuate="onLoad"/>
          <svg:title/>
          <svg:desc/>
        </draw:frame>
        <draw:frame draw:id="id90" draw:style-name="a776" draw:name="Image 21" svg:x="7.0763in" svg:y="4.07079in" svg:width="1.93777in" svg:height="2.09404in" style:rel-width="scale" style:rel-height="scale">
          <draw:image xlink:href="media/image9.png" xlink:type="simple" xlink:show="embed" xlink:actuate="onLoad"/>
          <svg:title/>
          <svg:desc/>
        </draw:frame>
        <draw:frame draw:id="id91" draw:style-name="a777" draw:name="Image 24" svg:x="10.64971in" svg:y="3.7086in" svg:width="1.01988in" svg:height="1.07815in" style:rel-width="scale" style:rel-height="scale">
          <draw:image xlink:href="media/image10.png" xlink:type="simple" xlink:show="embed" xlink:actuate="onLoad"/>
          <svg:title/>
          <svg:desc/>
        </draw:frame>
        <draw:frame draw:id="id92" draw:style-name="a778" draw:name="Encre 25" svg:x="9.05186in" svg:y="4.1688in" svg:width="1.55591in" svg:height="0.09646in" style:rel-width="scale" style:rel-height="scale">
          <draw:image xlink:href="media/image11.png" xlink:type="simple" xlink:show="embed" xlink:actuate="onLoad"/>
          <svg:title/>
          <svg:desc/>
        </draw:frame>
        <draw:frame draw:id="id93" draw:style-name="a779" draw:name="Image 27" svg:x="10.67469in" svg:y="5.0628in" svg:width="1.07384in" svg:height="0.91453in" style:rel-width="scale" style:rel-height="scale">
          <draw:image xlink:href="media/image12.png" xlink:type="simple" xlink:show="embed" xlink:actuate="onLoad"/>
          <svg:title/>
          <svg:desc/>
        </draw:frame>
        <draw:frame draw:id="id94" draw:style-name="a780" draw:name="Encre 28" svg:x="9.03296in" svg:y="4.69715in" svg:width="1.6126in" svg:height="0.76575in" style:rel-width="scale" style:rel-height="scale">
          <draw:image xlink:href="media/image13.png" xlink:type="simple" xlink:show="embed" xlink:actuate="onLoad"/>
          <svg:title/>
          <svg:desc/>
        </draw:frame>
        <draw:frame draw:id="id95" draw:style-name="a781" draw:name="Image 30" svg:x="10.67469in" svg:y="6.40897in" svg:width="1.14076in" svg:height="0.89933in" style:rel-width="scale" style:rel-height="scale">
          <draw:image xlink:href="media/image14.png" xlink:type="simple" xlink:show="embed" xlink:actuate="onLoad"/>
          <svg:title/>
          <svg:desc/>
        </draw:frame>
        <draw:frame draw:id="id96" draw:style-name="a782" draw:name="Encre 31" svg:x="9.02351in" svg:y="5.24479in" svg:width="1.58425in" svg:height="1.59528in" style:rel-width="scale" style:rel-height="scale">
          <draw:image xlink:href="media/image15.png" xlink:type="simple" xlink:show="embed" xlink:actuate="onLoad"/>
          <svg:title/>
          <svg:desc/>
        </draw:frame>
        <draw:frame draw:id="id97" draw:style-name="a783" draw:name="Image 33" svg:x="3.01678in" svg:y="4.27223in" svg:width="1.93777in" svg:height="2.11488in" style:rel-width="scale" style:rel-height="scale">
          <draw:image xlink:href="media/image16.png" xlink:type="simple" xlink:show="embed" xlink:actuate="onLoad"/>
          <svg:title/>
          <svg:desc/>
        </draw:frame>
        <draw:frame draw:id="id98" draw:style-name="a784" draw:name="Encre 35" svg:x="3.11801in" svg:y="0.51715in" svg:width="0.29134in" svg:height="0.58543in" style:rel-width="scale" style:rel-height="scale">
          <draw:image xlink:href="media/image17.png" xlink:type="simple" xlink:show="embed" xlink:actuate="onLoad"/>
          <svg:title/>
          <svg:desc/>
        </draw:frame>
        <draw:g draw:name="Groupe 38" draw:id="id99">
          <svg:title/>
          <svg:desc/>
          <draw:frame draw:id="id102" draw:style-name="a787" draw:name="Encre 36" svg:x="8.7121in" svg:y="0.52581in" svg:width="0.49055in" svg:height="0.53937in" style:rel-width="scale" style:rel-height="scale">
            <draw:image xlink:href="media/image18.png" xlink:type="simple" xlink:show="embed" xlink:actuate="onLoad"/>
            <svg:title/>
            <svg:desc/>
          </draw:frame>
          <draw:frame draw:id="id103" draw:style-name="a788" draw:name="Encre 37" svg:x="8.6932in" svg:y="0.87542in" svg:width="0.55433in" svg:height="1.75709in" style:rel-width="scale" style:rel-height="scale">
            <draw:image xlink:href="media/image19.png" xlink:type="simple" xlink:show="embed" xlink:actuate="onLoad"/>
            <svg:title/>
            <svg:desc/>
          </draw:frame>
        </draw:g>
        <draw:frame draw:id="id100" draw:style-name="a785" draw:name="Encre 39" svg:x="5.08966in" svg:y="1.08329in" svg:width="1.95197in" svg:height="4.05984in" style:rel-width="scale" style:rel-height="scale">
          <draw:image xlink:href="media/image20.png" xlink:type="simple" xlink:show="embed" xlink:actuate="onLoad"/>
          <svg:title/>
          <svg:desc/>
        </draw:frame>
        <draw:frame draw:id="id101" draw:style-name="a786" draw:name="Encre 41" svg:x="3.96604in" svg:y="1.62069in" svg:width="1.45591in" svg:height="2.6126in" style:rel-width="scale" style:rel-height="scale">
          <draw:image xlink:href="media/image2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.05.2024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Espace réservé de l'image des diapositives 3">
          <svg:title/>
          <svg:desc/>
        </draw:page-thumbnail>
        <draw:frame draw:id="id8" presentation:style-name="a55" draw:name="Espace réservé des not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Cinquième niveau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1" presentation:style-name="a67" draw:name="Titr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Modifiez le style du titre</text:span><text:span text:style-name="a65" text:class-names=""/></text:p>
        </draw:text-box>
        <svg:title/>
        <svg:desc/>
      </draw:frame>
      <draw:frame draw:id="id12" presentation:style-name="a71" draw:name="Sous-titr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Modifiez le style des sous-titres du masque</text:span><text:span text:style-name="a69" text:class-names=""/></text:p>
        </draw:text-box>
        <svg:title/>
        <svg:desc/>
      </draw:frame>
      <draw:frame draw:id="id13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8.05.2024</text:date></text:span></text:p>
        </draw:text-box>
        <svg:title/>
        <svg:desc/>
      </draw:frame>
      <draw:frame draw:id="id14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Espace réservé du numéro de diapositive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Espace réservé de l'en-tête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Espace réservé de la date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quez pour modifier les styles du texte du masque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Deuxième niveau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Cinquième niveau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3">
      <draw:frame draw:id="id16" presentation:style-name="a117" draw:name="Titr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17" presentation:style-name="a134" draw:name="Espace réservé du contenu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Deuxièm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Cinquièm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Espace réservé de la date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8.05.2024</text:date></text:span></text:p>
        </draw:text-box>
        <svg:title/>
        <svg:desc/>
      </draw:frame>
      <draw:frame draw:id="id19" presentation:style-name="a141" draw:name="Espace réservé du pied de page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Espace réservé du numéro de diapositive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Espace réservé de l'en-tête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Espace réservé de la date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Espace réservé de l'image des diapositives 3">
          <svg:title/>
          <svg:desc/>
        </draw:page-thumbnail>
        <draw:frame draw:id="id8" presentation:style-name="a168" draw:name="Espace réservé des note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quez pour modifier les styles du texte du masque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Deuxième niveau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Cinquième niveau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Espace réservé du pied de page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Espace réservé du numéro de diapositive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6">
      <draw:frame draw:id="id21" presentation:style-name="a180" draw:name="Titr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Modifiez le style du titre</text:span><text:span text:style-name="a178" text:class-names=""/></text:p>
        </draw:text-box>
        <svg:title/>
        <svg:desc/>
      </draw:frame>
      <draw:frame draw:id="id22" presentation:style-name="a184" draw:name="Espace réservé du texte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8" draw:name="Espace réservé de la date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.05.2024</text:date></text:span></text:p>
        </draw:text-box>
        <svg:title/>
        <svg:desc/>
      </draw:frame>
      <draw:frame draw:id="id24" presentation:style-name="a191" draw:name="Espace réservé du pied de page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Espace réservé du numéro de diapositive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Espace réservé de l'en-tête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Espace réservé de la date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Espace réservé de l'image des diapositives 3">
          <svg:title/>
          <svg:desc/>
        </draw:page-thumbnail>
        <draw:frame draw:id="id8" presentation:style-name="a218" draw:name="Espace réservé des not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quez pour modifier les styles du texte du masque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Deuxièm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Espace réservé du pied de page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6">
      <draw:frame draw:id="id26" presentation:style-name="a230" draw:name="Titr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Modifiez le style du titre</text:span><text:span text:style-name="a228" text:class-names=""/></text:p>
        </draw:text-box>
        <svg:title/>
        <svg:desc/>
      </draw:frame>
      <draw:frame draw:id="id27" presentation:style-name="a247" draw:name="Espace réservé du contenu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Espace réservé du contenu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8.05.2024</text:date></text:span></text:p>
        </draw:text-box>
        <svg:title/>
        <svg:desc/>
      </draw:frame>
      <draw:frame draw:id="id30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Espace réservé de l'en-tête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Espace réservé de la date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Espace réservé de l'image des diapositives 3">
          <svg:title/>
          <svg:desc/>
        </draw:page-thumbnail>
        <draw:frame draw:id="id8" presentation:style-name="a298" draw:name="Espace réservé des note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quez pour modifier les styles du texte du masque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Deuxième niveau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Cinquième niveau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Espace réservé du pied de page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ce réservé du numéro de diapositiv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6">
      <draw:frame draw:id="id32" presentation:style-name="a310" draw:name="Titr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Modifiez le style du titre</text:span><text:span text:style-name="a308" text:class-names=""/></text:p>
        </draw:text-box>
        <svg:title/>
        <svg:desc/>
      </draw:frame>
      <draw:frame draw:id="id33" presentation:style-name="a314" draw:name="Espace réservé du texte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31" draw:name="Espace réservé du contenu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Deuxièm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Cinquième niveau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Espace réservé du texte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52" draw:name="Espace réservé du contenu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Deuxièm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Cinquièm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Espace réservé de la date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8.05.2024</text:date></text:span></text:p>
        </draw:text-box>
        <svg:title/>
        <svg:desc/>
      </draw:frame>
      <draw:frame draw:id="id38" presentation:style-name="a359" draw:name="Espace réservé du pied de page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Espace réservé du numéro de diapositive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Espace réservé de l'en-tête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Espace réservé de la date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Espace réservé de l'image des diapositives 3">
          <svg:title/>
          <svg:desc/>
        </draw:page-thumbnail>
        <draw:frame draw:id="id8" presentation:style-name="a386" draw:name="Espace réservé des note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quez pour modifier les styles du texte du masque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Deuxième niveau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Cinquième niveau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Espace réservé du pied de page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Espace réservé du numéro de diapositive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4">
      <draw:frame draw:id="id40" presentation:style-name="a398" draw:name="Titr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Modifiez le style du titre</text:span><text:span text:style-name="a396" text:class-names=""/></text:p>
        </draw:text-box>
        <svg:title/>
        <svg:desc/>
      </draw:frame>
      <draw:frame draw:id="id41" presentation:style-name="a402" draw:name="Espace réservé de la date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8.05.2024</text:date></text:span></text:p>
        </draw:text-box>
        <svg:title/>
        <svg:desc/>
      </draw:frame>
      <draw:frame draw:id="id42" presentation:style-name="a405" draw:name="Espace réservé du pied de page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Espace réservé du numéro de diapositive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Espace réservé de l'en-tête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Espace réservé de la date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Espace réservé de l'image des diapositives 3">
          <svg:title/>
          <svg:desc/>
        </draw:page-thumbnail>
        <draw:frame draw:id="id8" presentation:style-name="a432" draw:name="Espace réservé des note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quez pour modifier les styles du texte du masque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Deuxième niveau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Cinquième niveau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Espace réservé du pied de page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0">
      <draw:frame draw:id="id44" presentation:style-name="a444" draw:name="Espace réservé de la date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8.05.2024</text:date></text:span></text:p>
        </draw:text-box>
        <svg:title/>
        <svg:desc/>
      </draw:frame>
      <draw:frame draw:id="id45" presentation:style-name="a447" draw:name="Espace réservé du pied de page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Espace réservé du numéro de diapositive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Espace réservé de l'en-têt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Espace réservé de la date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Espace réservé de l'image des diapositives 3">
          <svg:title/>
          <svg:desc/>
        </draw:page-thumbnail>
        <draw:frame draw:id="id8" presentation:style-name="a474" draw:name="Espace réservé des note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quez pour modifier les styles du texte du masque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Deuxième niveau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Cinquième niveau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Espace réservé du pied de page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ce réservé du numéro de diapositive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2">
      <draw:frame draw:id="id47" presentation:style-name="a486" draw:name="Titr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Modifiez le style du titre</text:span><text:span text:style-name="a484" text:class-names=""/></text:p>
        </draw:text-box>
        <svg:title/>
        <svg:desc/>
      </draw:frame>
      <draw:frame draw:id="id48" presentation:style-name="a503" draw:name="Espace réservé du contenu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quez pour modifier les styles du texte du masque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Deuxièm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Cinquièm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Espace réservé du texte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11" draw:name="Espace réservé de la date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8.05.2024</text:date></text:span></text:p>
        </draw:text-box>
        <svg:title/>
        <svg:desc/>
      </draw:frame>
      <draw:frame draw:id="id51" presentation:style-name="a514" draw:name="Espace réservé du pied de page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Espace réservé du numéro de diapositive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Espace réservé de l'en-tête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Espace réservé de la date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Espace réservé de l'image des diapositives 3">
          <svg:title/>
          <svg:desc/>
        </draw:page-thumbnail>
        <draw:frame draw:id="id8" presentation:style-name="a541" draw:name="Espace réservé des not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quez pour modifier les styles du texte du masque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Deuxièm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Cinquième niveau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Espace réservé du pied de page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Espace réservé du numéro de diapositive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9">
      <draw:frame draw:id="id53" presentation:style-name="a553" draw:name="Titr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Modifiez le style du titre</text:span><text:span text:style-name="a551" text:class-names=""/></text:p>
        </draw:text-box>
        <svg:title/>
        <svg:desc/>
      </draw:frame>
      <draw:frame draw:id="id54" presentation:style-name="a556" draw:name="Espace réservé pour une image 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Espace réservé du texte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64" draw:name="Espace réservé de la date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8.05.2024</text:date></text:span></text:p>
        </draw:text-box>
        <svg:title/>
        <svg:desc/>
      </draw:frame>
      <draw:frame draw:id="id57" presentation:style-name="a567" draw:name="Espace réservé du pied de page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Espace réservé du numéro de diapositive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Espace réservé de l'en-têt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Espace réservé de l'image des diapositives 3">
          <svg:title/>
          <svg:desc/>
        </draw:page-thumbnail>
        <draw:frame draw:id="id8" presentation:style-name="a594" draw:name="Espace réservé des not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z pour modifier les styles du texte du masqu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Cinquième niveau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Espace réservé du pied de page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02">
      <draw:frame draw:id="id59" presentation:style-name="a606" draw:name="Titr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Modifiez le style du titre</text:span><text:span text:style-name="a604" text:class-names=""/></text:p>
        </draw:text-box>
        <svg:title/>
        <svg:desc/>
      </draw:frame>
      <draw:frame draw:id="id60" presentation:style-name="a623" draw:name="Espace réservé du texte vertical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Deuxième niveau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Cinquième niveau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Espace réservé de la date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8.05.2024</text:date></text:span></text:p>
        </draw:text-box>
        <svg:title/>
        <svg:desc/>
      </draw:frame>
      <draw:frame draw:id="id62" presentation:style-name="a630" draw:name="Espace réservé du pied de page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Espace réservé du numéro de diapositive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Espace réservé de l'en-tête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Espace réservé de la date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Espace réservé de l'image des diapositives 3">
          <svg:title/>
          <svg:desc/>
        </draw:page-thumbnail>
        <draw:frame draw:id="id8" presentation:style-name="a657" draw:name="Espace réservé des not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quez pour modifier les styles du texte du masque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Deuxièm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Cinquièm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Espace réservé du pied de page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Espace réservé du numéro de diapositive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65">
      <draw:frame draw:id="id64" presentation:style-name="a669" draw:name="Titre vertica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Modifiez le style du titre</text:span><text:span text:style-name="a667" text:class-names=""/></text:p>
        </draw:text-box>
        <svg:title/>
        <svg:desc/>
      </draw:frame>
      <draw:frame draw:id="id65" presentation:style-name="a686" draw:name="Espace réservé du texte vertical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quez pour modifier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Cinquième niveau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Espace réservé de la date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8.05.2024</text:date></text:span></text:p>
        </draw:text-box>
        <svg:title/>
        <svg:desc/>
      </draw:frame>
      <draw:frame draw:id="id67" presentation:style-name="a693" draw:name="Espace réservé du pied de page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Espace réservé du numéro de diapositive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Espace réservé de l'en-tête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Espace réservé de la date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8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Espace réservé de l'image des diapositives 3">
          <svg:title/>
          <svg:desc/>
        </draw:page-thumbnail>
        <draw:frame draw:id="id8" presentation:style-name="a720" draw:name="Espace réservé des note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quez pour modifier les styles du texte du masque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Deuxième niveau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Cinquième niveau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Espace réservé du pied de page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Espace réservé du numéro de diapositive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ésentation PowerPoint</dc:title>
    <meta:initial-creator>Pierre Maillard</meta:initial-creator>
    <dc:creator>Pierre Maillard</dc:creator>
    <meta:creation-date>2024-05-24T08:23:57Z</meta:creation-date>
    <dc:date>2024-05-28T14:31:41Z</dc:date>
    <meta:editing-cycles>1</meta:editing-cycles>
    <meta:editing-duration>PT0S</meta:editing-duration>
    <meta:document-statistic meta:paragraph-count="6" meta:word-count="14"/>
  </office:meta>
</office:document-meta>
</file>